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ssances_par_generation" table:style-name="ta1">
        <table:shapes>
          <draw:frame draw:z-index="0" draw:style-name="gr1" draw:text-style-name="P1" svg:width="15.999cm" svg:height="8.999cm" svg:x="6.679cm" svg:y="0.099cm">
            <draw:object draw:notify-on-update-of-ranges="naissances_par_generation.A1:naissances_par_generation.A1 naissances_par_generation.A2:naissances_par_generation.A18 naissances_par_generation.C1:naissances_par_generation.C1 naissances_par_generation.C2:naissances_par_generatio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ffectif_tota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60" calcext:value-type="float">
            <text:p>1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80" calcext:value-type="float">
            <text:p>1780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4T22:08:33.773058648</dc:date>
    <meta:editing-duration>PT1M40S</meta:editing-duration>
    <meta:editing-cycles>1</meta:editing-cycles>
    <meta:generator>LibreOffice/6.4.7.2$Linux_X86_64 LibreOffice_project/40$Build-2</meta:generator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01cm" svg:y="0.316cm" chart:style-name="ch2">
          <text:p>Effectifs des naissances par génération</text:p>
        </chart:title>
        <chart:legend chart:legend-position="end" svg:x="13.34cm" svg:y="4.201cm" style:legend-expansion="high" chart:style-name="ch3"/>
        <chart:plot-area chart:style-name="ch4" table:cell-range-address="naissances_par_generation.A1:naissances_par_generation.A18 naissances_par_generation.C1:naissances_par_generation.C18" chart:data-source-has-labels="both" svg:x="0.32cm" svg:y="1.275cm" svg:width="12.7cm" svg:height="7.545cm">
          <chartooo:coordinate-region svg:x="0.941cm" svg:y="1.275cm" svg:width="12.079cm" svg:height="6.291cm"/>
          <chart:axis chart:dimension="x" chart:name="primary-x" chart:style-name="ch5" chartooo:axis-type="auto">
            <chartooo:date-scale/>
            <chart:categories table:cell-range-address="naissances_par_generation.A2:naissances_par_generatio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aissances_par_generation.C2:naissances_par_generation.C18" chart:label-cell-address="naissances_par_generation.C1:naissances_par_generation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_total</text:p>
                <draw:g>
                  <svg:desc>naissances_par_generation.C1:naissances_par_gener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441">
                <text:p>1441</text:p>
                <draw:g>
                  <svg:desc>naissances_par_generation.A2:naissances_par_generation.A18</svg:desc>
                </draw:g>
              </table:table-cell>
              <table:table-cell office:value-type="float" office:value="4">
                <text:p>4</text:p>
                <draw:g>
                  <svg:desc>naissances_par_generation.C2:naissances_par_generation.C18</svg:desc>
                </draw:g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